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loext:graphic-properties draw:fill="solid" draw:fill-color="#ffffff" draw:opacity="100%"/>
      <style:paragraph-properties fo:background-color="#ffffff"/>
      <style:text-properties officeooo:rsid="000ed9c2" officeooo:paragraph-rsid="000ed9c2"/>
    </style:style>
    <style:style style:name="P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ourier New" fo:font-size="9pt" fo:font-style="normal" fo:font-weight="normal" officeooo:rsid="000f4140" officeooo:paragraph-rsid="000f4140" style:font-size-asian="9pt" style:font-style-asian="normal" style:font-weight-asian="normal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fo:color="#000000" officeooo:rsid="0011a96a" officeooo:paragraph-rsid="0011a96a"/>
    </style:style>
    <style:style style:name="P5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000000" fo:font-size="8pt" officeooo:rsid="0011a96a" officeooo:paragraph-rsid="0011a96a" style:font-size-asian="8pt" style:font-size-complex="8pt"/>
    </style:style>
    <style:style style:name="P6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HTML_20_Preformatted">
      <loext:graphic-properties draw:fill="solid" draw:fill-color="#ffffff" draw:opacity="100%"/>
      <style:paragraph-properties fo:background-color="#ffffff"/>
    </style:style>
    <style:style style:name="P8" style:family="paragraph" style:parent-style-name="HTML_20_Preformatted">
      <loext:graphic-properties draw:fill="solid" draw:fill-color="#ffffff" draw:opacity="100%"/>
      <style:paragraph-properties fo:background-color="#ffffff"/>
      <style:text-properties officeooo:paragraph-rsid="000ed9c2"/>
    </style:style>
    <style:style style:name="P9" style:family="paragraph" style:parent-style-name="HTML_20_Preformatted">
      <loext:graphic-properties draw:fill="solid" draw:fill-color="#ffffff" draw:opacity="100%"/>
      <style:paragraph-properties fo:background-color="#ffffff"/>
      <style:text-properties fo:color="#000000" officeooo:paragraph-rsid="000ed9c2"/>
    </style:style>
    <style:style style:name="P10" style:family="paragraph" style:parent-style-name="HTML_20_Preformatted">
      <loext:graphic-properties draw:fill="solid" draw:fill-color="#ffffff" draw:opacity="100%"/>
      <style:paragraph-properties fo:background-color="#ffffff"/>
      <style:text-properties fo:color="#000000" officeooo:rsid="000f4140" officeooo:paragraph-rsid="000f4140"/>
    </style:style>
    <style:style style:name="P11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/>
      <style:text-properties fo:font-size="9pt" style:font-size-asian="9pt" style:font-size-complex="9pt"/>
    </style:style>
    <style:style style:name="P12" style:family="paragraph" style:parent-style-name="Standard">
      <loext:graphic-properties draw:fill="solid" draw:fill-color="#ffffff" draw:opacity="100%"/>
      <style:paragraph-properties fo:break-before="page" fo:background-color="#ffffff"/>
      <style:text-properties fo:color="#000000" style:font-name="Courier New" fo:font-size="9pt" fo:font-style="normal" fo:font-weight="normal" officeooo:rsid="000f4140" officeooo:paragraph-rsid="000f4140" style:font-size-asian="9pt" style:font-style-asian="normal" style:font-weight-asian="normal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color="#000000" fo:font-size="8pt" officeooo:rsid="0011a96a" officeooo:paragraph-rsid="0011a96a" style:font-size-asian="8pt" style:font-size-complex="8pt"/>
    </style:style>
    <style:style style:name="P15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11a96a"/>
    </style:style>
    <style:style style:name="P1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80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0080" style:font-name="Courier New" fo:font-size="9pt" fo:font-style="normal" fo:font-weight="bold" style:font-size-asian="9pt" style:font-style-asian="normal" style:font-weight-asian="bold"/>
    </style:style>
    <style:style style:name="T6" style:family="text">
      <style:text-properties fo:color="#000080" style:font-name="Courier New" fo:font-style="normal" fo:font-weight="bold" style:font-style-asian="normal" style:font-weight-asian="bold"/>
    </style:style>
    <style:style style:name="T7" style:family="text">
      <style:text-properties fo:color="#000000"/>
    </style:style>
    <style:style style:name="T8" style:family="text">
      <style:text-properties fo:color="#000000" fo:font-size="10pt" style:font-name-asian="Times New Roman" style:font-size-asian="10pt" style:language-asian="es" style:country-asian="CL" style:font-name-complex="Courier New1" style:font-size-complex="10pt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11" style:family="text">
      <style:text-properties fo:color="#000000" style:font-name="Courier New" fo:font-style="normal" fo:font-weight="normal" style:font-style-asian="normal" style:font-weight-asian="normal"/>
    </style:style>
    <style:style style:name="T12" style:family="text">
      <style:text-properties fo:color="#000000" fo:font-size="8pt" officeooo:rsid="00143a68" style:font-size-asian="8pt" style:font-size-complex="8pt"/>
    </style:style>
    <style:style style:name="T13" style:family="text">
      <style:text-properties fo:color="#008000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14" style:family="text">
      <style:text-properties fo:color="#008000" fo:font-weight="bold" style:font-weight-asian="bold" style:font-weight-complex="bold"/>
    </style:style>
    <style:style style:name="T15" style:family="text">
      <style:text-properties fo:color="#008000" style:font-name="Courier New" fo:font-size="9pt" fo:font-style="normal" fo:font-weight="bold" style:font-size-asian="9pt" style:font-style-asian="normal" style:font-weight-asian="bold"/>
    </style:style>
    <style:style style:name="T16" style:family="text">
      <style:text-properties fo:color="#008000" style:font-name="Courier New" fo:font-size="9pt" fo:font-style="normal" fo:font-weight="bold" style:font-size-asian="9pt" style:font-style-asian="normal" style:font-weight-asian="bold" style:font-weight-complex="bold"/>
    </style:style>
    <style:style style:name="T17" style:family="text">
      <style:text-properties fo:color="#660e7a" fo:font-style="italic" style:font-style-asian="italic" style:font-style-complex="italic"/>
    </style:style>
    <style:style style:name="T18" style:family="text">
      <style:text-properties fo:color="#660e7a" fo:font-weight="bold" style:font-weight-asian="bold" style:font-weight-complex="bold"/>
    </style:style>
    <style:style style:name="T19" style:family="text">
      <style:text-properties fo:color="#660e7a" style:font-name="Courier New" fo:font-size="9pt" fo:font-style="italic" fo:font-weight="normal" style:font-size-asian="9pt" style:font-style-asian="italic" style:font-weight-asian="normal"/>
    </style:style>
    <style:style style:name="T20" style:family="text">
      <style:text-properties fo:color="#660e7a" style:font-name="Courier New" fo:font-style="italic" fo:font-weight="normal" style:font-style-asian="italic" style:font-weight-asian="normal"/>
    </style:style>
    <style:style style:name="T21" style:family="text">
      <style:text-properties officeooo:rsid="00143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30922650" text:style-name="Outline">
        <text:list-item>
          <text:h text:style-name="P16" text:outline-level="1">Route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17-5-2018</text:p>
      <text:p text:style-name="Standard"/>
      <text:p text:style-name="P1">Programa:</text:p>
      <text:p text:style-name="P1"/>
      <text:p text:style-name="P1">Fuente:</text:p>
      <text:p text:style-name="P1"/>
      <text:list xml:id="list204226381988475" text:continue-numbering="true" text:style-name="Outline">
        <text:list-item>
          <text:list>
            <text:list-item>
              <text:h text:style-name="P13" text:outline-level="2">El manejo de routes o ventanas , se maneja como un stack</text:h>
            </text:list-item>
          </text:list>
        </text:list-item>
      </text:list>
      <text:p text:style-name="P1"/>
      <text:p text:style-name="P6"><text:span text:style-name="T3">void </text:span><text:span text:style-name="T8">main() {<text:line-break/> <text:s/>runApp(</text:span><text:span text:style-name="T3">new </text:span><text:span text:style-name="T8">MaterialApp(<text:line-break/> <text:s text:c="3"/>title: </text:span><text:span text:style-name="T13">'Text tester'</text:span><text:span text:style-name="T8">,<text:line-break/> <text:s text:c="3"/>home: </text:span><text:span text:style-name="T3">const </text:span><text:span text:style-name="T8">Home(),<text:line-break/> <text:s text:c="3"/>routes: &lt;String, WidgetBuilder&gt;{<text:line-break/> <text:s text:c="5"/></text:span><text:span text:style-name="T13">'underlines'</text:span><text:span text:style-name="T8">: (BuildContext context) =&gt; </text:span><text:span text:style-name="T3">const </text:span><text:span text:style-name="T8">Underlines(),<text:line-break/> <text:s text:c="5"/></text:span><text:span text:style-name="T13">'fallback'</text:span><text:span text:style-name="T8">: (BuildContext context) =&gt; </text:span><text:span text:style-name="T3">const </text:span><text:span text:style-name="T8">Fallback(),<text:line-break/> <text:s text:c="5"/></text:span><text:span text:style-name="T13">'bidi'</text:span><text:span text:style-name="T8">: (BuildContext context) =&gt; </text:span><text:span text:style-name="T3">const </text:span><text:span text:style-name="T8">Bidi(),<text:line-break/> <text:s text:c="5"/></text:span><text:span text:style-name="T13">'fuzzer'</text:span><text:span text:style-name="T8">: (BuildContext context) =&gt; </text:span><text:span text:style-name="T3">new </text:span><text:span text:style-name="T8">Fuzzer(seed: seed),<text:line-break/> <text:s text:c="5"/></text:span><text:span text:style-name="T13">'zalgo'</text:span><text:span text:style-name="T8">: (BuildContext context) =&gt; </text:span><text:span text:style-name="T3">new </text:span><text:span text:style-name="T8">Zalgo(seed: seed),<text:line-break/> <text:s text:c="5"/></text:span><text:span text:style-name="T13">'painting'</text:span><text:span text:style-name="T8">: (BuildContext context) =&gt; </text:span><text:span text:style-name="T3">new </text:span><text:span text:style-name="T8">Painting(seed: seed),<text:line-break/> <text:s text:c="3"/>},<text:line-break/> <text:s/>));<text:line-break/>}</text:span></text:p>
      <text:p text:style-name="P1"/>
      <text:p text:style-name="P7"><text:span text:style-name="T4">new </text:span><text:span text:style-name="T7">FlatButton(<text:line-break/> <text:s/>child: </text:span><text:span text:style-name="T4">const </text:span><text:span text:style-name="T7">Text(</text:span><text:span text:style-name="T14">'Test Underlines'</text:span><text:span text:style-name="T7">),<text:line-break/> <text:s/>color: Colors.</text:span><text:span text:style-name="T17">red</text:span><text:span text:style-name="T7">.</text:span><text:span text:style-name="T18">shade800</text:span><text:span text:style-name="T7">,<text:line-break/> <text:s/>textColor: Colors.</text:span><text:span text:style-name="T17">white</text:span><text:span text:style-name="T7">,<text:line-break/> <text:s/>onPressed: () { Navigator.</text:span><text:span text:style-name="T9">pushNamed</text:span><text:span text:style-name="T7">(context, </text:span><text:span text:style-name="T14">'underlines'</text:span><text:span text:style-name="T7">); },<text:line-break/>)</text:span></text:p>
      <text:p text:style-name="P1"/>
      <text:list xml:id="list204226105793899" text:continue-numbering="true" text:style-name="Outline">
        <text:list-item>
          <text:list>
            <text:list-item>
              <text:h text:style-name="Heading_20_2" text:outline-level="2">Otra forma</text:h>
            </text:list-item>
          </text:list>
        </text:list-item>
      </text:list>
      <text:p text:style-name="P11"><text:span text:style-name="T11">routes: &lt;String, WidgetBuilder&gt;</text:span><text:line-break/><text:span text:style-name="T11">{</text:span><text:line-break/><text:span text:style-name="T11"> <text:s/>Settings.</text:span><text:span text:style-name="T20">routeName</text:span><text:span text:style-name="T11">: (BuildContext context) =&gt; </text:span><text:span text:style-name="T6">new </text:span><text:span text:style-name="T11">Settings(),</text:span><text:line-break/><text:span text:style-name="T11"> <text:s/>Battery.</text:span><text:span text:style-name="T20">routeName</text:span><text:span text:style-name="T11">: (BuildContext context) =&gt; </text:span><text:span text:style-name="T6">new </text:span><text:span text:style-name="T11">Battery(),</text:span><text:line-break/><text:span text:style-name="T11"> <text:s/>PageMax.</text:span><text:span text:style-name="T20">routeName</text:span><text:span text:style-name="T11">: (BuildContext context) =&gt; </text:span><text:span text:style-name="T6">new </text:span><text:span text:style-name="T11">PageMax(),</text:span><text:line-break/><text:line-break/><text:span text:style-name="T11">}</text:span></text:p>
      <text:p text:style-name="Standard"/>
      <text:p text:style-name="P8"><text:span text:style-name="T4">new </text:span><text:span text:style-name="T7">FlatButton(<text:line-break/> <text:s/>child: </text:span><text:span text:style-name="T4">const </text:span><text:span text:style-name="T7">Text(</text:span><text:span text:style-name="T14">'Test Underlines'</text:span><text:span text:style-name="T7">),<text:line-break/> <text:s/>color: Colors.</text:span><text:span text:style-name="T17">red</text:span><text:span text:style-name="T7">.</text:span><text:span text:style-name="T18">shade800</text:span><text:span text:style-name="T7">,<text:line-break/> <text:s/>textColor: Colors.</text:span><text:span text:style-name="T17">white</text:span><text:span text:style-name="T7">,<text:line-break/> <text:s/>onPressed: () { Navigator.</text:span><text:span text:style-name="T9">pushNamed</text:span><text:span text:style-name="T7">(context, </text:span><text:span text:style-name="T16">"/maxPage"</text:span><text:span text:style-name="T7">); },<text:line-break/>)</text:span></text:p>
      <text:p text:style-name="P9"/>
      <text:p text:style-name="P10">definida en cada pantalla</text:p>
      <text:p text:style-name="P2"><text:span text:style-name="T5">static const </text:span><text:span text:style-name="T10">String </text:span><text:span text:style-name="T19">routeName </text:span><text:span text:style-name="T10">= </text:span><text:span text:style-name="T15">"/maxPage"</text:span><text:span text:style-name="T10">;</text:span></text:p>
      <text:p text:style-name="P3">todas las pantallas estan</text:p>
      <text:p text:style-name="P3">estan en routes</text:p>
      <text:p text:style-name="P12"/>
      <text:p text:style-name="P4">--------------------------------------------------------------</text:p>
      <text:p text:style-name="P5">onTap: (){</text:p>
      <text:p text:style-name="P5"><text:s text:c="11"/>var route = new MaterialPageRoute(</text:p>
      <text:p text:style-name="P5"><text:s text:c="13"/>builder: (BuildContext context) =&gt; new ChatScreen(name: messageData[i].name,)</text:p>
      <text:p text:style-name="P5"><text:s text:c="11"/>);</text:p>
      <text:p text:style-name="P5"><text:s text:c="11"/>Navigator.of(context).push(route);</text:p>
      <text:p text:style-name="P5"><text:s text:c="9"/>},</text:p>
      <text:p text:style-name="P5"/>
      <text:p text:style-name="P5"/>
      <text:p text:style-name="P15"><text:a xlink:type="simple" xlink:href="https://medium.com/flutter-community/flutter-push-pop-push-1bb718b13c31" text:style-name="Internet_20_link" text:visited-style-name="Visited_20_Internet_20_Link"><text:span text:style-name="T21">Panorama complet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5</meta:editing-cycles>
    <meta:creation-date>2018-03-07T12:45:00</meta:creation-date>
    <dc:date>2018-09-30T20:42:22.348000000</dc:date>
    <meta:editing-duration>PT4H17M59S</meta:editing-duration>
    <meta:generator>LibreOffice/6.1.0.3$Windows_X86_64 LibreOffice_project/efb621ed25068d70781dc026f7e9c5187a4decd1</meta:generator>
    <meta:document-statistic meta:table-count="0" meta:image-count="0" meta:object-count="0" meta:page-count="3" meta:paragraph-count="25" meta:word-count="179" meta:character-count="1690" meta:non-whitespace-character-count="14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